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21f650" officeooo:paragraph-rsid="0021ea34"/>
    </style:style>
    <style:style style:name="P2" style:family="paragraph" style:parent-style-name="Standard">
      <style:text-properties fo:font-size="18pt" officeooo:rsid="002c87ae" officeooo:paragraph-rsid="002c87ae" style:font-size-asian="15.75pt" style:font-size-complex="18pt"/>
    </style:style>
    <style:style style:name="P3" style:family="paragraph" style:parent-style-name="Standard">
      <style:paragraph-properties fo:text-align="justify" style:justify-single-word="false"/>
      <style:text-properties fo:font-size="18pt" officeooo:rsid="002c87ae" officeooo:paragraph-rsid="002c87ae" style:font-size-asian="15.75pt" style:font-size-complex="18pt"/>
    </style:style>
    <style:style style:name="P4" style:family="paragraph" style:parent-style-name="Standard">
      <style:text-properties fo:font-size="18pt" officeooo:rsid="002c87ae" officeooo:paragraph-rsid="003184eb" style:font-size-asian="15.75pt" style:font-size-complex="18pt"/>
    </style:style>
    <style:style style:name="P5" style:family="paragraph" style:parent-style-name="Standard">
      <style:text-properties fo:font-size="22pt" officeooo:rsid="002c87ae" officeooo:paragraph-rsid="002c87ae" style:font-size-asian="22pt" style:font-size-complex="22pt"/>
    </style:style>
    <style:style style:name="P6" style:family="paragraph" style:parent-style-name="Standard">
      <style:paragraph-properties fo:text-align="justify" style:justify-single-word="false"/>
      <style:text-properties fo:font-size="12pt" officeooo:rsid="002c87ae" officeooo:paragraph-rsid="002e224a" style:font-size-asian="10.5pt" style:font-size-complex="12pt"/>
    </style:style>
    <style:style style:name="P7" style:family="paragraph" style:parent-style-name="Standard">
      <style:paragraph-properties fo:text-align="start" style:justify-single-word="false"/>
      <style:text-properties fo:font-size="12pt" officeooo:rsid="002c87ae" officeooo:paragraph-rsid="002fb8fb" style:font-size-asian="10.5pt" style:font-size-complex="12pt"/>
    </style:style>
    <style:style style:name="P8" style:family="paragraph" style:parent-style-name="Standard">
      <style:text-properties fo:font-size="12pt" officeooo:rsid="002c87ae" officeooo:paragraph-rsid="00314179" style:font-size-asian="10.5pt" style:font-size-complex="12pt"/>
    </style:style>
    <style:style style:name="P9" style:family="paragraph" style:parent-style-name="Standard">
      <style:text-properties fo:font-size="12pt" officeooo:rsid="002c87ae" officeooo:paragraph-rsid="003184eb" style:font-size-asian="10.5pt" style:font-size-complex="12pt"/>
    </style:style>
    <style:style style:name="P10" style:family="paragraph" style:parent-style-name="Standard">
      <style:text-properties fo:font-size="12pt" officeooo:rsid="002c87ae" officeooo:paragraph-rsid="00337d01" style:font-size-asian="10.5pt" style:font-size-complex="12pt"/>
    </style:style>
    <style:style style:name="P11" style:family="paragraph" style:parent-style-name="Standard">
      <style:text-properties fo:font-size="12pt" officeooo:rsid="00314179" officeooo:paragraph-rsid="00314179" style:font-size-asian="10.5pt" style:font-size-complex="12pt"/>
    </style:style>
    <style:style style:name="P12" style:family="paragraph" style:parent-style-name="Standard">
      <style:text-properties fo:font-size="12pt" officeooo:rsid="00314179" officeooo:paragraph-rsid="003184eb" style:font-size-asian="10.5pt" style:font-size-complex="12pt"/>
    </style:style>
    <style:style style:name="P13" style:family="paragraph" style:parent-style-name="Standard">
      <style:text-properties fo:font-size="12pt" officeooo:rsid="00314179" officeooo:paragraph-rsid="00337d01" style:font-size-asian="10.5pt" style:font-size-complex="12pt"/>
    </style:style>
    <style:style style:name="P14" style:family="paragraph" style:parent-style-name="Standard">
      <style:text-properties fo:font-size="12pt" officeooo:rsid="00314179" officeooo:paragraph-rsid="00381f3b" style:font-size-asian="10.5pt" style:font-size-complex="12pt"/>
    </style:style>
    <style:style style:name="P15" style:family="paragraph" style:parent-style-name="Standard">
      <style:text-properties fo:font-size="12pt" officeooo:rsid="003184eb" officeooo:paragraph-rsid="003184eb" style:font-size-asian="10.5pt" style:font-size-complex="12pt"/>
    </style:style>
    <style:style style:name="P16" style:family="paragraph" style:parent-style-name="Standard">
      <style:text-properties fo:font-size="12pt" officeooo:rsid="00337d01" officeooo:paragraph-rsid="00337d01" style:font-size-asian="10.5pt" style:font-size-complex="12pt"/>
    </style:style>
    <style:style style:name="P17" style:family="paragraph" style:parent-style-name="Standard">
      <style:text-properties fo:font-size="12pt" officeooo:rsid="00337d01" officeooo:paragraph-rsid="00381f3b" style:font-size-asian="10.5pt" style:font-size-complex="12pt"/>
    </style:style>
    <style:style style:name="P18" style:family="paragraph" style:parent-style-name="Standard">
      <style:paragraph-properties fo:text-align="justify" style:justify-single-word="false"/>
      <style:text-properties fo:font-size="12pt" officeooo:rsid="002e224a" officeooo:paragraph-rsid="002e224a" style:font-size-asian="10.5pt" style:font-size-complex="12pt"/>
    </style:style>
    <style:style style:name="P19" style:family="paragraph" style:parent-style-name="Standard">
      <style:paragraph-properties fo:text-align="start" style:justify-single-word="false"/>
      <style:text-properties fo:font-size="12pt" officeooo:rsid="002fb8fb" officeooo:paragraph-rsid="002fb8fb" style:font-size-asian="10.5pt" style:font-size-complex="12pt"/>
    </style:style>
    <style:style style:name="P20" style:family="paragraph" style:parent-style-name="Standard">
      <style:paragraph-properties fo:text-align="justify" style:justify-single-word="false"/>
      <style:text-properties fo:font-size="12pt" fo:font-style="italic" officeooo:rsid="002fb8fb" officeooo:paragraph-rsid="002fb8fb" style:font-size-asian="10.5pt" style:font-style-asian="italic" style:font-size-complex="12pt" style:font-style-complex="italic"/>
    </style:style>
    <style:style style:name="P21" style:family="paragraph" style:parent-style-name="Standard">
      <style:text-properties fo:font-size="12pt" fo:font-style="italic" officeooo:rsid="00314179" officeooo:paragraph-rsid="00314179" style:font-size-asian="10.5pt" style:font-style-asian="italic" style:font-size-complex="12pt" style:font-style-complex="italic"/>
    </style:style>
    <style:style style:name="P22" style:family="paragraph" style:parent-style-name="Standard">
      <style:text-properties fo:font-size="12pt" fo:font-style="italic" officeooo:rsid="00337d01" officeooo:paragraph-rsid="00337d01" style:font-size-asian="10.5pt" style:font-style-asian="italic" style:font-size-complex="12pt" style:font-style-complex="italic"/>
    </style:style>
    <style:style style:name="P23" style:family="paragraph" style:parent-style-name="Standard">
      <style:text-properties fo:font-size="12pt" fo:font-style="italic" officeooo:rsid="00381f3b" officeooo:paragraph-rsid="00381f3b" style:font-size-asian="10.5pt" style:font-style-asian="italic" style:font-size-complex="12pt" style:font-style-complex="italic"/>
    </style:style>
    <style:style style:name="P24" style:family="paragraph" style:parent-style-name="Standard">
      <style:text-properties officeooo:paragraph-rsid="00337d01"/>
    </style:style>
    <style:style style:name="P25" style:family="paragraph" style:parent-style-name="Standard">
      <style:text-properties fo:font-size="12pt" fo:font-style="normal" officeooo:rsid="00381f3b" officeooo:paragraph-rsid="00381f3b" style:font-size-asian="10.5pt" style:font-style-asian="normal" style:font-size-complex="12pt" style:font-style-complex="normal"/>
    </style:style>
    <style:style style:name="T1" style:family="text">
      <style:text-properties officeooo:rsid="002e1c5c"/>
    </style:style>
    <style:style style:name="T2" style:family="text">
      <style:text-properties officeooo:rsid="002e224a"/>
    </style:style>
    <style:style style:name="T3" style:family="text">
      <style:text-properties officeooo:rsid="002fb8fb"/>
    </style:style>
    <style:style style:name="T4" style:family="text">
      <style:text-properties officeooo:rsid="00314179"/>
    </style:style>
    <style:style style:name="T5" style:family="text">
      <style:text-properties officeooo:rsid="003184eb"/>
    </style:style>
    <style:style style:name="T6" style:family="text">
      <style:text-properties officeooo:rsid="00337d01"/>
    </style:style>
    <style:style style:name="T7" style:family="text">
      <style:text-properties fo:font-size="18pt" fo:font-style="normal" officeooo:rsid="00381f3b" style:font-size-asian="15.75pt" style:font-style-asian="normal" style:font-size-complex="18pt" style:font-style-complex="normal"/>
    </style:style>
    <style:style style:name="T8" style:family="text">
      <style:text-properties fo:font-style="normal" style:font-style-asian="normal" style:font-style-complex="normal"/>
    </style:style>
    <style:style style:name="T9" style:family="text">
      <style:text-properties fo:font-style="normal" officeooo:rsid="00314179"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Senzori</text:p>
      <text:p text:style-name="P1"/>
      <text:p text:style-name="P2">Ultrasonični senzor (HC – SR04 module)</text:p>
      <text:p text:style-name="P6"><text:line-break/>U ovom projektu, ultrasonični senzor je korišten za detekciju automobila. Naime, senzor je postavljen iznad garažnih vrata te detektuje koliko je auto blizu garaže. Kada se auto dovoljno približi garaži, <text:span text:style-name="T1">dobićemo informaciju da je auto ispred garaže, te da možemo otvoriti garažna vrata. Ovaj senzor će na server slati udaljenost objekta (automobila) od garaže.<text:line-break/>Za navedeni senzor je napisana C biblioteka koja se zove ultrasonic. Opise svih biblioteka možete pronaći u dokumentu pod nazivom biblioteke.</text:span></text:p>
      <text:p text:style-name="P6"/>
      <text:p text:style-name="P18">HC-SR04 je senzor koji mjeri rastojanje od 2 do 400 cm. Ultrasonični senzor se sastoji predajnika, prijemnika i kontrolnog električnog kola. </text:p>
      <text:p text:style-name="P6"/>
      <text:p text:style-name="P7"><text:span text:style-name="T2">Navedeni senzor ima četiri pina: <text:line-break/></text:span><text:span text:style-name="T3">VCC - na navedeni pin dovodimo napajanje sa plače</text:span></text:p>
      <text:p text:style-name="P19">GND – navedeni pin spajamo sa GND <text:s/>pinom sa ploče<text:line-break/>Trig – navedeni pin spajamo sa GPIO pinom sa ploče, pri čemu pin na ploči mora biti konfigurisan kao digital output<text:line-break/>Echo – navedeni pin spajamo sa GPIO pinom sa ploče. Pri čemu pin na ploči mora biti konfigurisan kao digital input<text:line-break/><text:line-break/>Distancu dobijamo pozivom funkcije: <text:line-break/></text:p>
      <text:p text:style-name="P20">uint8_t get_ultrasonic(uint8_t TRIGGER PIN, uint8_t ECHO PIN);</text:p>
      <text:p text:style-name="P3"/>
      <text:p text:style-name="P2">Senzor tečnosti ( <text:span text:style-name="T4">K-0135 </text:span>Water sensor module)</text:p>
      <text:p text:style-name="P8"><text:line-break/><text:span text:style-name="T3">U ovom projektu, senzor tečnosti je korišten za detekciju vode na krovu kuće. Iako je navedeni senzor analogni, te može mjeriti nivo vode, u našem slučaju je korišten samo da detektujemo da li imamo vodu na krovu, odnosno da li kiša pada. U </text:span><text:span text:style-name="T4">slučaju da kiša pada, senzor na server šalje vrijednost 1, ukoliko kiša ne pada, senzor šalje vrijednost 0. </text:span></text:p>
      <text:p text:style-name="P8"><text:span text:style-name="T1">Za navedeni senzor je napisana C biblioteka koja se zove </text:span><text:span text:style-name="T4">water_sensor</text:span><text:span text:style-name="T1">. Opise svih biblioteka možete pronaći u dokumentu pod nazivom biblioteke.</text:span></text:p>
      <text:p text:style-name="P8"/>
      <text:p text:style-name="P11">K-0135 je senzor koji detektuje nivo vode. Navedeni senzor ima tri pina:</text:p>
      <text:p text:style-name="P11">VCC – na navedeni pin spajamo napajanje</text:p>
      <text:p text:style-name="P11">GND - <text:s/><text:span text:style-name="T3">navedeni pin spajamo sa GND <text:s/>pinom sa ploče</text:span></text:p>
      <text:p text:style-name="P11">S – navedeni pin spajamo sa analognim ulazom na ploči (esp8266 ima jedan analogni pin, odnosno ima jedan ADC sa samo jednim kanalom)</text:p>
      <text:p text:style-name="P11"/>
      <text:p text:style-name="P11">Nivo tečnosti dobijamo pozivom funkcije:</text:p>
      <text:p text:style-name="P11"/>
      <text:p text:style-name="P21">uint16_t Get_Water_Value();</text:p>
      <text:p text:style-name="P8"/>
      <text:p text:style-name="P2">Tracking senzor (KY-033 Line tracking senzor)</text:p>
      <text:p text:style-name="P10"><text:line-break/><text:span text:style-name="T5">Navedeni senzor se najčešće koristi kod Line Follower Robota, odnosno pomaže robotima da se kreću po liniji. Ako senzor detektuje liniju šalje logičku jedinicu, i obratno. U našem projektu, </text:span><text:soft-page-break/><text:span text:style-name="T5">navedeni senzor je našao primjenu unutar garaže, odnosno, pomoću ovog senzora detektujemo da li imamo auto u garaži. </text:span><text:span text:style-name="T1">Za navedeni senzor je napisana C biblioteka koja se zove </text:span><text:span text:style-name="T6">KY-033-Hunt.</text:span><text:span text:style-name="T1"> Opise svih biblioteka možete pronaći u dokumentu pod nazivom biblioteke.</text:span></text:p>
      <text:p text:style-name="P10"/>
      <text:p text:style-name="P9"/>
      <text:p text:style-name="P15">KY-033 senzor nam detektuje objekat, međutim, detektuje ga na izuzetno maloj udaljenosti. Ovaj senzor ima 3 pina</text:p>
      <text:p text:style-name="P12">VCC – na navedeni pin spajamo napajanje</text:p>
      <text:p text:style-name="P12">GND - <text:s/><text:span text:style-name="T3">navedeni pin spajamo sa GND <text:s/>pinom sa ploče</text:span></text:p>
      <text:p text:style-name="P15">OUT - <text:span text:style-name="T3">navedeni pin spajamo sa GPIO pinom sa ploče. Pri čemu pin na ploči mora biti konfigurisan kao digital input</text:span></text:p>
      <text:p text:style-name="P4"/>
      <text:p text:style-name="P2">Senzor temperature (KY-013 Temperature sensor module)</text:p>
      <text:p text:style-name="P10"><text:line-break/><text:span text:style-name="T6">U ovom projektu temperaturu detektujemo pomoću tepmeraturnog senzora KY-013. Temperaturni senzor je analogni, te se spaja na ADC konvertor. Pošto esp8266 ima jedan ADC konvertor, te samo jedan kanal, moramo koristiti samo jedan analogni senzor, ili moramo napraviti multipleksiranje, odnosno, moramo <text:s/>ADC-u da obezbjedimo više kanala. Multipleksiranje se može vršiti na više načina, a jedan od njih je i pomoću dodatnog ADC-a. </text:span><text:span text:style-name="T1">Za navedeni senzor je napisana C biblioteka koja se zove </text:span><text:span text:style-name="T6">NTC.</text:span><text:span text:style-name="T1"> Opise svih biblioteka možete pronaći u dokumentu pod nazivom biblioteke.</text:span><text:span text:style-name="T6"><text:line-break/></text:span></text:p>
      <text:p text:style-name="P16">KY-013 senzor detektuje temperaturu, pri čemu vrijednost koju dobijamo direktno sa senzora moramo proračunati, te nakon toga konvertovati u temperaturu. Navedeni senzor ima tri pina:</text:p>
      <text:p text:style-name="P13">VCC – na navedeni pin spajamo napajanje</text:p>
      <text:p text:style-name="P13">GND - <text:s/><text:span text:style-name="T3">navedeni pin spajamo sa GND <text:s/>pinom sa ploče</text:span></text:p>
      <text:p text:style-name="P13">S – navedeni pin spajamo sa analognim ulazom na ploči (esp8266 ima jedan analogni pin, odnosno ima jedan ADC sa samo jednim kanalom)</text:p>
      <text:p text:style-name="P16"/>
      <text:p text:style-name="P16">Temperaturu dobijamo pozivom funkcije:</text:p>
      <text:p text:style-name="P16"/>
      <text:p text:style-name="P22">float Get_Temp_NTC();<text:line-break/><text:line-break/><text:span text:style-name="T7">Fotosenzor<text:line-break/></text:span></text:p>
      <text:p text:style-name="P25">U ovom projektu smo koristili fotosenzor kako bismo detektovali nivo svjetolosti, U zavisnosti od nivoa svjetlosti, na server smo slali različite brojne vrijednosti, te smo na osnovu navedenih vrijednosti detektovali doba dana. Također, bitno je napmenuti da je i ovaj senzor analogni. <text:line-break/><text:line-break/>Fotosenzor detektuje promjene intenziteta svjetlosti. Analogne vrijednosti koje smo dobijali sa senzora u ovom slučaju nismo proračunavali, već smo ih samo slali na server. </text:p>
      <text:p text:style-name="P17">Navedeni senzor ima tri pina:</text:p>
      <text:p text:style-name="P14">VCC – na navedeni pin spajamo napajanje</text:p>
      <text:p text:style-name="P14">GND - <text:s/><text:span text:style-name="T3">navedeni pin spajamo sa GND <text:s/>pinom sa ploče</text:span></text:p>
      <text:p text:style-name="P23"><text:span text:style-name="T9">S – navedeni pin spajamo sa analognim ulazom na ploči (esp8266 ima jedan analogni pin, odnosno ima jedan ADC sa samo jednim kanalom)</text:span><text:span text:style-name="T8"><text:line-break/></text:span></text:p>
      <text:p text:style-name="P24"/>
      <text:p text:style-name="P24"/>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2T20:05:24.213470646</meta:creation-date>
    <dc:date>2021-11-30T10:26:07.949757302</dc:date>
    <meta:editing-duration>PT25M7S</meta:editing-duration>
    <meta:editing-cycles>7</meta:editing-cycles>
    <meta:generator>LibreOffice/6.4.7.2$Linux_X86_64 LibreOffice_project/40$Build-2</meta:generator>
    <meta:document-statistic meta:table-count="0" meta:image-count="0" meta:object-count="0" meta:page-count="2" meta:paragraph-count="35" meta:word-count="718" meta:character-count="4664" meta:non-whitespace-character-count="3943"/>
  </office:meta>
</office:document-meta>
</file>